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PListenerException.XMPPListenerException( Exception cause , 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PPListenerException.getPa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